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SpecailKeyTest2.test_big_special_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gSpecailKeyTest2.test_big_special_key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